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5.00%" fo:text-align="left" fo:margin-top="2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/>
    </style:style>
    <style:style style:name="P5" style:family="paragraph">
      <style:paragraph-properties fo:line-height="105.00%" fo:text-align="left" fo:margin-bottom="8.00pt"/>
    </style:style>
    <text:list-style style:name="L6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/>
    </style:style>
    <style:style style:name="P9" style:family="paragraph">
      <style:paragraph-properties fo:line-height="105.00%" fo:text-align="left" fo:margin-bottom="8.00pt"/>
    </style:style>
    <text:list-style style:name="L10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text:list-style style:name="L1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2" style:family="paragraph">
      <style:paragraph-properties fo:line-height="105.00%" fo:text-align="left"/>
    </style:style>
    <style:style style:name="P13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/text:span><text:span text:style-name="T2"><text:s/>Kamil Kwiek</text:span></text:p>
      <text:p text:style-name="P1"><text:span text:style-name="T3">WERSJA DOKUMENTU:<text:s/></text:span><text:span text:style-name="T4">SESJA NR 2</text:span></text:p>
      <text:p text:style-name="P1"><text:span text:style-name="T5">DATA ROZPOCZ</text:span><text:span text:style-name="T6">ĘCIA I KOŃCA TEST</text:span><text:span text:style-name="T7">ÓW:</text:span><text:span text:style-name="T8"><text:s/>06.09.2023 START 19:00 KONIEC 20:30</text:span></text:p>
      <text:p text:style-name="P1"><text:span text:style-name="T9">CZAS TRWANIA SESJI:</text:span><text:span text:style-name="T10"><text:s/>90 minut</text:span></text:p>
      <text:p text:style-name="P1"><text:span text:style-name="T11">CEL:</text:span><text:span text:style-name="T12"><text:s/>WERYFIKACJA POPRAWNO</text:span><text:span text:style-name="T13">ŚCI TRWANIA PRZERW ORAZ MOŻLIWOŚCI EDYCJI ZADAŃ W RAMACH TODO APLIKACJI ,,Pomodoro Kanban"</text:span></text:p>
      <text:p text:style-name="P1"><text:span text:style-name="T14">APLIKACJA. LINK:</text:span><text:span text:style-name="T15"><text:s/>,,Pomodoro Kanban"<text:s/></text:span><text:a xlink:href="https://testujpl.gitlab.io/pomodoro-kanban-test/"><text:span text:style-name="T16">https://testujpl.gitlab.io/pomodoro-kanban-test/</text:span></text:a><text:span text:style-name="T17"/></text:p>
      <text:p text:style-name="P2"><text:span text:style-name="T18">ŚRODOWISKO TESTOWE:</text:span><text:span text:style-name="T19"><text:s/></text:span><text:span text:style-name="T20">Windows 10 Pro; Intel(r) Core(TM) i7-6920HQ CPU @ 2.90GHZ; 64 bitowy system operacyjny.</text:span></text:p>
      <text:p text:style-name="P3"><text:span text:style-name="T21">OBSZAR:</text:span><text:span text:style-name="T22"><text:s/></text:span></text:p>
      <text:p text:style-name="P3"><text:span text:style-name="T22">1. CZAS TRWANIA PRZERW. </text:span></text:p>
      <text:p text:style-name="P3"><text:span text:style-name="T22">2. WERYFIKACJA MO</text:span><text:span text:style-name="T23">ŻLIWOŚCI EDYCJI ZADAŃ W RAMACH ,,TO DO:.</text:span></text:p>
      <text:p text:style-name="P3"><text:span text:style-name="T24">UWAGI/CZEGO NIE UDA</text:span><text:span text:style-name="T25">ŁO SIĘ ZREALIZOWAĆ PODCZAS SESJI:<text:s/></text:span><text:span text:style-name="T26">Wszystkie założone cele zostały przetestowane.</text:span></text:p>
      <text:p text:style-name="P3"><text:span text:style-name="T27">DEFEKTY:</text:span></text:p>
      <text:list text:style-name="L4">
        <text:list-item>
          <text:p text:style-name="P4"><text:span text:style-name="T28">MAKSYMALNY CZAS PRZEZNACZONY NA D</text:span><text:span text:style-name="T29">ŁUGĄ PRZERWĘ WYNOSI MNIEJ NIŻ WSKAZANO W SPECYFIKACJI APLIKACJI, T.J. 59 ZAMIAST 60 MINUT.</text:span></text:p>
        </text:list-item>
      </text:list>
      <text:p text:style-name="P5"><text:span text:style-name="T30">KROKI DO REPRODUKCJI:</text:span></text:p>
      <text:list text:style-name="L6">
        <text:list-item>
          <text:p text:style-name="P6"><text:span text:style-name="T31">Wejd</text:span><text:span text:style-name="T32">ź na:<text:s/></text:span><text:a xlink:href="https://testujpl.gitlab.io/pomodoro-kanban-test/"><text:span text:style-name="T33">https://testujpl.gitlab.io/pomodoro-kanban-test/</text:span></text:a><text:span text:style-name="T34"/></text:p>
        </text:list-item>
        <text:list-item>
          <text:p text:style-name="P6"><text:span text:style-name="T35">W lewym górnym rogu kliknij symbol ustawie</text:span><text:span text:style-name="T36">ń, tj. koło zębate.</text:span></text:p>
        </text:list-item>
        <text:list-item>
          <text:p text:style-name="P6"><text:span text:style-name="T37">Suwak Long Break Time przesu</text:span><text:span text:style-name="T38">ń w prawo do samego końca.</text:span></text:p>
        </text:list-item>
        <text:list-item>
          <text:p text:style-name="P6"><text:span text:style-name="T39">Zaobserwuj,<text:s/></text:span><text:span text:style-name="T40">że maksymalny czas przeznaczony na długą przerwę wynosi 59:00 minut.</text:span></text:p>
        </text:list-item>
      </text:list>
      <text:p text:style-name="P7"><text:span text:style-name="T41">OCZEWIKANY REZULTAT:<text:s/></text:span><text:span text:style-name="T42">Maksymalny czas przeznaczony na d</text:span><text:span text:style-name="T43">ługą przerwę wynosi 60 minut. </text:span></text:p>
      <text:p text:style-name="P7"><text:span text:style-name="T44">AKTUALNY REZULTAT:<text:s/></text:span><text:span text:style-name="T45">Maksymalny czas przeznaczony na długą przerwę wynosi 59 minut.</text:span></text:p>
      <text:list text:style-name="L8">
        <text:list-item>
          <text:p text:style-name="P8"><text:span text:style-name="T46">BRAK MO</text:span><text:span text:style-name="T47">ŻLIWOŚCI EDYCJI ZADAŃ W RAMACH TODO.</text:span></text:p>
        </text:list-item>
      </text:list>
      <text:p text:style-name="P9"><text:span text:style-name="T48">KROKI DO REPRODUKCJI:</text:span></text:p>
      <text:list text:style-name="L10">
        <text:list-item>
          <text:p text:style-name="P10"><text:span text:style-name="T49">Wejd</text:span><text:span text:style-name="T50">ź na:<text:s/></text:span><text:a xlink:href="https://testujpl.gitlab.io/pomodoro-kanban-test/"><text:span text:style-name="T51">https://testujpl.gitlab.io/pomodoro-kanban-test/</text:span></text:a><text:span text:style-name="T52"/></text:p>
        </text:list-item>
        <text:list-item>
          <text:p text:style-name="P10"><text:span text:style-name="T53">W kolumnie TODO kliknij w przycisk "+".</text:span></text:p>
        </text:list-item>
        <text:list-item>
          <text:p text:style-name="P10"><text:span text:style-name="T53">Do nowo powsta</text:span><text:span text:style-name="T54">łego zadania dodaj opis.</text:span></text:p>
        </text:list-item>
        <text:list-item>
          <text:p text:style-name="P10"><text:span text:style-name="T55">Kliknij dwukrotnie na opis i edytuj tre</text:span><text:span text:style-name="T56">ść.</text:span></text:p>
        </text:list-item>
        <text:list-item>
          <text:p text:style-name="P10"><text:span text:style-name="T57">Zaakceptuj klikaj</text:span><text:span text:style-name="T58">ąc poza polem edytowanego zadania.</text:span></text:p>
        </text:list-item>
        <text:list-item>
          <text:p text:style-name="P10"><text:span text:style-name="T59">Zwró</text:span><text:span text:style-name="T60">ć uwagę, że treść zadania wr</text:span><text:span text:style-name="T61">óci</text:span><text:span text:style-name="T62">ła do pierwotnie wpisanej.</text:span></text:p>
        </text:list-item>
      </text:list>
      <text:p text:style-name="P11"><text:span text:style-name="T63">OCZEWIKANY REZULTAT:</text:span><text:span text:style-name="T64"><text:s/>Mo</text:span><text:span text:style-name="T65">żliwość edycji zadań w ramach TODO. AKTUALNY REZULTAT: Brak możliwości edycji zadań w ramach TODO.</text:span></text:p>
      <text:p text:style-name="P11"><text:span text:style-name="T66">ODKRYCIA - POTENCJALNE PROBLEMY:</text:span></text:p>
      <text:list text:style-name="L12">
        <text:list-item>
          <text:p text:style-name="P12"><text:span text:style-name="T67">Jednokrotne klikni</text:span><text:span text:style-name="T68">ęcie na obszarze utworzonego zadania nie powoduje jego aktywności. Aby m</text:span><text:span text:style-name="T69">óc cokolwiek wpisa</text:span><text:span text:style-name="T70">ć, należy kliknąć dwukrotnie.</text:span></text:p>
        </text:list-item>
      </text:list>
      <text:p text:style-name="P13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